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2-17_20-50-13_000.jpg</text:p>
          </table:table-cell>
          <table:table-cell table:style-name="ce25" office:value-type="string">
            <text:p>:m / 大便について / 排泄したものの観察</text:p>
          </table:table-cell>
          <table:table-cell table:style-name="ce4"/>
          <table:table-cell table:style-name="ce4"/>
          <table:table-cell table:style-name="ce4" office:value-type="string">
            <text:p>N-35-35-28.436279 E-139-34-49.489746</text:p>
          </table:table-cell>
          <table:table-cell table:style-name="ce34" table:formula="of:=IF([.E2]=&quot;&quot;;[.C2];CONCATENATE([.C2];&quot; / &quot;;[.E2]))" office:value-type="string" office:string-value=":m / 大便について / 排泄したものの観察">
            <text:p>:m / 大便について / 排泄したものの観察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2-17_20-51-11_000.jpg</text:p>
          </table:table-cell>
          <table:table-cell table:style-name="ce25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422546 E-139-34-49.544677</text:p>
          </table:table-cell>
          <table:table-cell table:style-name="ce34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2-17_22-11-37_000.jpg</text:p>
          </table:table-cell>
          <table:table-cell table:style-name="ce25" office:value-type="string">
            <text:p>:m 記録 / 身体 / ケガ / loc=左手：甲,cause=不明,loc-incident=~,id=2020-12-15_23-49,phase=傷口の様子,apparatus=ルーペを付けた,injury=擦り傷：皮膚がめくれている</text:p>
          </table:table-cell>
          <table:table-cell table:style-name="ce17"/>
          <table:table-cell table:style-name="ce4"/>
          <table:table-cell table:style-name="ce4" office:value-type="string">
            <text:p>N-35-35-28.422546 E-139-34-49.489746</text:p>
          </table:table-cell>
          <table:table-cell table:style-name="ce34" table:formula="of:=IF([.E4]=&quot;&quot;;[.C4];CONCATENATE([.C4];&quot; / &quot;;[.E4]))" office:value-type="string" office:string-value=":m 記録 / 身体 / ケガ / loc=左手：甲,cause=不明,loc-incident=~,id=2020-12-15_23-49,phase=傷口の様子,apparatus=ルーペを付けた,injury=擦り傷：皮膚がめくれている">
            <text:p>:m 記録 / 身体 / ケガ / loc=左手：甲,cause=不明,loc-incident=~,id=2020-12-15_23-49,phase=傷口の様子,apparatus=ルーペを付けた,injury=擦り傷：皮膚がめくれている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2-18_00-42-59_000.jpg</text:p>
          </table:table-cell>
          <table:table-cell table:style-name="ce16" office:value-type="string">
            <text:p>:m :PHOTO 起きた時刻 / 2020 / 途中で起きた</text:p>
          </table:table-cell>
          <table:table-cell table:style-name="ce18"/>
          <table:table-cell table:style-name="ce4"/>
          <table:table-cell table:style-name="ce4" office:value-type="string">
            <text:p>N-35-35-28.463745 E-139-34-49.544677</text:p>
          </table:table-cell>
          <table:table-cell table:style-name="ce34" table:formula="of:=IF([.E5]=&quot;&quot;;[.C5];CONCATENATE([.C5];&quot; / &quot;;[.E5]))" office:value-type="string" office:string-value=":m :PHOTO 起きた時刻 / 2020 / 途中で起きた">
            <text:p>:m :PHOTO 起きた時刻 / 2020 / 途中で起きた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2-18_02-52-46_000.jpg</text:p>
          </table:table-cell>
          <table:table-cell table:style-name="ce25" office:value-type="string">
            <text:p>-*</text:p>
          </table:table-cell>
          <table:table-cell table:style-name="ce16"/>
          <table:table-cell table:style-name="ce4"/>
          <table:table-cell table:style-name="ce4"/>
          <table:table-cell table:style-name="ce34" table:formula="of:=IF([.E6]=&quot;&quot;;[.C6];CONCATENATE([.C6];&quot; / &quot;;[.E6]))" office:value-type="string" office:string-value="-*">
            <text:p>-*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2-18_04-05-48_000.jpg</text:p>
          </table:table-cell>
          <table:table-cell table:style-name="ce16" office:value-type="string">
            <text:p>:m :PHOTO 起きた時刻 / 2020</text:p>
          </table:table-cell>
          <table:table-cell table:style-name="ce16"/>
          <table:table-cell table:style-name="ce4"/>
          <table:table-cell table:style-name="ce4" office:value-type="string">
            <text:p>N-35-35-28.477478 E-139-34-49.544677</text:p>
          </table:table-cell>
          <table:table-cell table:style-name="ce34" table:formula="of:=IF([.E7]=&quot;&quot;;[.C7];CONCATENATE([.C7];&quot; / &quot;;[.E7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2-18_04-41-41_000.jpg</text:p>
          </table:table-cell>
          <table:table-cell table:style-name="ce19" office:value-type="string">
            <text:p>:PHOTO 記録 / 東和：出かける支度 / 着る衣服、様子</text:p>
          </table:table-cell>
          <table:table-cell table:style-name="ce17"/>
          <table:table-cell table:style-name="ce4"/>
          <table:table-cell table:style-name="ce4" office:value-type="string">
            <text:p>N-35-35-28.49121 E-139-34-49.324951</text:p>
          </table:table-cell>
          <table:table-cell table:style-name="ce34" table:formula="of:=IF([.E8]=&quot;&quot;;[.C8];CONCATENATE([.C8];&quot; / &quot;;[.E8]))" office:value-type="string" office:string-value=":PHOTO 記録 / 東和：出かける支度 / 着る衣服、様子">
            <text:p>:PHOTO 記録 / 東和：出かける支度 / 着る衣服、様子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2-18_04-45-19_000.jpg</text:p>
          </table:table-cell>
          <table:table-cell table:style-name="ce19" office:value-type="string">
            <text:p>:PHOTO 記録 / 東和：出かける支度 / 着る衣服、様子</text:p>
          </table:table-cell>
          <table:table-cell table:style-name="ce18"/>
          <table:table-cell table:style-name="ce4"/>
          <table:table-cell table:style-name="ce4" office:value-type="string">
            <text:p>N-35-35-28.450012 E-139-34-49.489746</text:p>
          </table:table-cell>
          <table:table-cell table:style-name="ce34" table:formula="of:=IF([.E9]=&quot;&quot;;[.C9];CONCATENATE([.C9];&quot; / &quot;;[.E9]))" office:value-type="string" office:string-value=":PHOTO 記録 / 東和：出かける支度 / 着る衣服、様子">
            <text:p>:PHOTO 記録 / 東和：出かける支度 / 着る衣服、様子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2-18_05-18-05_000.jpg</text:p>
          </table:table-cell>
          <table:table-cell table:style-name="ce19" office:value-type="string">
            <text:p>:m 東和 PHOTO / 201218f / 南部市場駅 / 金沢区富岡東PJ新築工事 / ２名（もう一人、酒井さん） / サイタ工業（森下組） / 出発時間 / N-35-35-28.079223 E-139-34-49.105224</text:p>
          </table:table-cell>
          <table:table-cell table:style-name="ce16"/>
          <table:table-cell table:style-name="ce4" table:formula="of:=[.F10]" office:value-type="string" office:string-value="N-35-35-28.079223 E-139-34-49.105224">
            <text:p>N-35-35-28.079223 E-139-34-49.105224</text:p>
          </table:table-cell>
          <table:table-cell table:style-name="ce4" office:value-type="string">
            <text:p>N-35-35-28.079223 E-139-34-49.105224</text:p>
          </table:table-cell>
          <table:table-cell table:style-name="ce34" table:formula="of:=IF([.E10]=&quot;&quot;;[.C10];CONCATENATE([.C10];&quot; / &quot;;[.E10]))" office:value-type="string" office:string-value=":m 東和 PHOTO / 201218f / 南部市場駅 / 金沢区富岡東PJ新築工事 / ２名（もう一人、酒井さん） / サイタ工業（森下組） / 出発時間 / N-35-35-28.079223 E-139-34-49.105224 / N-35-35-28.079223 E-139-34-49.105224">
            <text:p>:m 東和 PHOTO / 201218f / 南部市場駅 / 金沢区富岡東PJ新築工事 / ２名（もう一人、酒井さん） / サイタ工業（森下組） / 出発時間 / N-35-35-28.079223 E-139-34-49.105224 / N-35-35-28.079223 E-139-34-49.105224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2-18_07-26-20_000.jpg</text:p>
          </table:table-cell>
          <table:table-cell table:style-name="ce19" office:value-type="string">
            <text:p>:m 東和 PHOTO / 201218f / 南部市場駅 / 金沢区富岡東PJ新築工事 / ２名（もう一人、酒井さん） / サイタ工業（森下組） / 現場状況 / N-35-22-44.364624 E-139-38-12.022705</text:p>
          </table:table-cell>
          <table:table-cell table:style-name="ce16"/>
          <table:table-cell table:style-name="ce4" table:formula="of:=[.F11]" office:value-type="string" office:string-value="N-35-22-44.364624 E-139-38-12.022705">
            <text:p>N-35-22-44.364624 E-139-38-12.022705</text:p>
          </table:table-cell>
          <table:table-cell table:style-name="ce4" office:value-type="string">
            <text:p>N-35-22-44.364624 E-139-38-12.022705</text:p>
          </table:table-cell>
          <table:table-cell table:style-name="ce34" table:formula="of:=IF([.E11]=&quot;&quot;;[.C11];CONCATENATE([.C11];&quot; / &quot;;[.E11]))" office:value-type="string" office:string-value=":m 東和 PHOTO / 201218f / 南部市場駅 / 金沢区富岡東PJ新築工事 / ２名（もう一人、酒井さん） / サイタ工業（森下組） / 現場状況 / N-35-22-44.364624 E-139-38-12.022705 / N-35-22-44.364624 E-139-38-12.022705">
            <text:p>:m 東和 PHOTO / 201218f / 南部市場駅 / 金沢区富岡東PJ新築工事 / ２名（もう一人、酒井さん） / サイタ工業（森下組） / 現場状況 / N-35-22-44.364624 E-139-38-12.022705 / N-35-22-44.364624 E-139-38-12.022705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2-18_07-26-21_000.jpg</text:p>
          </table:table-cell>
          <table:table-cell table:style-name="ce19" office:value-type="string">
            <text:p>:m 東和 PHOTO / 201218f / 南部市場駅 / 金沢区富岡東PJ新築工事 / ２名（もう一人、酒井さん） / サイタ工業（森下組） / 現場状況 / N-35-22-44.364624 E-139-38-12.022705</text:p>
          </table:table-cell>
          <table:table-cell table:style-name="ce17"/>
          <table:table-cell table:style-name="ce4" table:formula="of:=[.F12]" office:value-type="string" office:string-value="N-35-22-44.364624 E-139-38-12.022705">
            <text:p>N-35-22-44.364624 E-139-38-12.022705</text:p>
          </table:table-cell>
          <table:table-cell table:style-name="ce4" office:value-type="string">
            <text:p>N-35-22-44.364624 E-139-38-12.022705</text:p>
          </table:table-cell>
          <table:table-cell table:style-name="ce34" table:formula="of:=IF([.E12]=&quot;&quot;;[.C12];CONCATENATE([.C12];&quot; / &quot;;[.E12]))" office:value-type="string" office:string-value=":m 東和 PHOTO / 201218f / 南部市場駅 / 金沢区富岡東PJ新築工事 / ２名（もう一人、酒井さん） / サイタ工業（森下組） / 現場状況 / N-35-22-44.364624 E-139-38-12.022705 / N-35-22-44.364624 E-139-38-12.022705">
            <text:p>:m 東和 PHOTO / 201218f / 南部市場駅 / 金沢区富岡東PJ新築工事 / ２名（もう一人、酒井さん） / サイタ工業（森下組） / 現場状況 / N-35-22-44.364624 E-139-38-12.022705 / N-35-22-44.364624 E-139-38-12.022705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12-18_07-26-24_000.jpg</text:p>
          </table:table-cell>
          <table:table-cell table:style-name="ce19" office:value-type="string">
            <text:p>:m 東和 PHOTO / 201218f / 南部市場駅 / 金沢区富岡東PJ新築工事 / ２名（もう一人、酒井さん） / サイタ工業（森下組） / 現場状況 / N-35-22-44.364624 E-139-38-12.022705</text:p>
          </table:table-cell>
          <table:table-cell table:style-name="ce17"/>
          <table:table-cell table:style-name="ce4" table:formula="of:=[.F13]" office:value-type="string" office:string-value="N-35-22-44.364624 E-139-38-12.022705">
            <text:p>N-35-22-44.364624 E-139-38-12.022705</text:p>
          </table:table-cell>
          <table:table-cell table:style-name="ce4" office:value-type="string">
            <text:p>N-35-22-44.364624 E-139-38-12.022705</text:p>
          </table:table-cell>
          <table:table-cell table:style-name="ce34" table:formula="of:=IF([.E13]=&quot;&quot;;[.C13];CONCATENATE([.C13];&quot; / &quot;;[.E13]))" office:value-type="string" office:string-value=":m 東和 PHOTO / 201218f / 南部市場駅 / 金沢区富岡東PJ新築工事 / ２名（もう一人、酒井さん） / サイタ工業（森下組） / 現場状況 / N-35-22-44.364624 E-139-38-12.022705 / N-35-22-44.364624 E-139-38-12.022705">
            <text:p>:m 東和 PHOTO / 201218f / 南部市場駅 / 金沢区富岡東PJ新築工事 / ２名（もう一人、酒井さん） / サイタ工業（森下組） / 現場状況 / N-35-22-44.364624 E-139-38-12.022705 / N-35-22-44.364624 E-139-38-12.022705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12-18_07-26-31_000.jpg</text:p>
          </table:table-cell>
          <table:table-cell table:style-name="ce19" office:value-type="string">
            <text:p>:m 東和 PHOTO / 201218f / 南部市場駅 / 金沢区富岡東PJ新築工事 / ２名（もう一人、酒井さん） / サイタ工業（森下組） / 現場状況 / N-35-22-44.364624 E-139-38-12.022705</text:p>
          </table:table-cell>
          <table:table-cell table:style-name="ce18"/>
          <table:table-cell table:style-name="ce4" table:formula="of:=[.F14]" office:value-type="string" office:string-value="N-35-22-44.364624 E-139-38-12.022705">
            <text:p>N-35-22-44.364624 E-139-38-12.022705</text:p>
          </table:table-cell>
          <table:table-cell table:style-name="ce4" office:value-type="string">
            <text:p>N-35-22-44.364624 E-139-38-12.022705</text:p>
          </table:table-cell>
          <table:table-cell table:style-name="ce34" table:formula="of:=IF([.E14]=&quot;&quot;;[.C14];CONCATENATE([.C14];&quot; / &quot;;[.E14]))" office:value-type="string" office:string-value=":m 東和 PHOTO / 201218f / 南部市場駅 / 金沢区富岡東PJ新築工事 / ２名（もう一人、酒井さん） / サイタ工業（森下組） / 現場状況 / N-35-22-44.364624 E-139-38-12.022705 / N-35-22-44.364624 E-139-38-12.022705">
            <text:p>:m 東和 PHOTO / 201218f / 南部市場駅 / 金沢区富岡東PJ新築工事 / ２名（もう一人、酒井さん） / サイタ工業（森下組） / 現場状況 / N-35-22-44.364624 E-139-38-12.022705 / N-35-22-44.364624 E-139-38-12.022705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12-18_07-26-33_000.jpg</text:p>
          </table:table-cell>
          <table:table-cell table:style-name="ce19" office:value-type="string">
            <text:p>:m 東和 PHOTO / 201218f / 南部市場駅 / 金沢区富岡東PJ新築工事 / ２名（もう一人、酒井さん） / サイタ工業（森下組） / 現場状況 / N-35-22-44.364624 E-139-38-12.022705</text:p>
          </table:table-cell>
          <table:table-cell table:style-name="ce16"/>
          <table:table-cell table:style-name="ce4" table:formula="of:=[.F15]" office:value-type="string" office:string-value="N-35-22-44.364624 E-139-38-12.022705">
            <text:p>N-35-22-44.364624 E-139-38-12.022705</text:p>
          </table:table-cell>
          <table:table-cell table:style-name="ce4" office:value-type="string">
            <text:p>N-35-22-44.364624 E-139-38-12.022705</text:p>
          </table:table-cell>
          <table:table-cell table:style-name="ce34" table:formula="of:=IF([.E15]=&quot;&quot;;[.C15];CONCATENATE([.C15];&quot; / &quot;;[.E15]))" office:value-type="string" office:string-value=":m 東和 PHOTO / 201218f / 南部市場駅 / 金沢区富岡東PJ新築工事 / ２名（もう一人、酒井さん） / サイタ工業（森下組） / 現場状況 / N-35-22-44.364624 E-139-38-12.022705 / N-35-22-44.364624 E-139-38-12.022705">
            <text:p>:m 東和 PHOTO / 201218f / 南部市場駅 / 金沢区富岡東PJ新築工事 / ２名（もう一人、酒井さん） / サイタ工業（森下組） / 現場状況 / N-35-22-44.364624 E-139-38-12.022705 / N-35-22-44.364624 E-139-38-12.022705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12-18_07-26-42_000.jpg</text:p>
          </table:table-cell>
          <table:table-cell table:style-name="ce19" office:value-type="string">
            <text:p>:m 東和 PHOTO / 201218f / 南部市場駅 / 金沢区富岡東PJ新築工事 / ２名（もう一人、酒井さん） / サイタ工業（森下組） / 現場状況 / N-35-22-44.364624 E-139-38-12.022705</text:p>
          </table:table-cell>
          <table:table-cell table:style-name="ce16"/>
          <table:table-cell table:style-name="ce4" table:formula="of:=[.F16]" office:value-type="string" office:string-value="N-35-22-44.364624 E-139-38-12.022705">
            <text:p>N-35-22-44.364624 E-139-38-12.022705</text:p>
          </table:table-cell>
          <table:table-cell table:style-name="ce4" office:value-type="string">
            <text:p>N-35-22-44.364624 E-139-38-12.022705</text:p>
          </table:table-cell>
          <table:table-cell table:style-name="ce34" table:formula="of:=IF([.E16]=&quot;&quot;;[.C16];CONCATENATE([.C16];&quot; / &quot;;[.E16]))" office:value-type="string" office:string-value=":m 東和 PHOTO / 201218f / 南部市場駅 / 金沢区富岡東PJ新築工事 / ２名（もう一人、酒井さん） / サイタ工業（森下組） / 現場状況 / N-35-22-44.364624 E-139-38-12.022705 / N-35-22-44.364624 E-139-38-12.022705">
            <text:p>:m 東和 PHOTO / 201218f / 南部市場駅 / 金沢区富岡東PJ新築工事 / ２名（もう一人、酒井さん） / サイタ工業（森下組） / 現場状況 / N-35-22-44.364624 E-139-38-12.022705 / N-35-22-44.364624 E-139-38-12.022705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12-18_07-28-11_000.jpg</text:p>
          </table:table-cell>
          <table:table-cell table:style-name="ce19" office:value-type="string">
            <text:p>:m 東和 PHOTO / 201218f / 南部市場駅 / 金沢区富岡東PJ新築工事 / ２名（もう一人、酒井さん） / サイタ工業（森下組） / 現場状況：R階の、造作物 / N-35-22-45.504455 E-139-38-8.452148</text:p>
          </table:table-cell>
          <table:table-cell table:style-name="ce18"/>
          <table:table-cell table:style-name="ce4" table:formula="of:=[.F17]" office:value-type="string" office:string-value="N-35-22-45.504455 E-139-38-8.452148">
            <text:p>N-35-22-45.504455 E-139-38-8.452148</text:p>
          </table:table-cell>
          <table:table-cell table:style-name="ce4" office:value-type="string">
            <text:p>N-35-22-45.504455 E-139-38-8.452148</text:p>
          </table:table-cell>
          <table:table-cell table:style-name="ce34" table:formula="of:=IF([.E17]=&quot;&quot;;[.C17];CONCATENATE([.C17];&quot; / &quot;;[.E17]))" office:value-type="string" office:string-value=":m 東和 PHOTO / 201218f / 南部市場駅 / 金沢区富岡東PJ新築工事 / ２名（もう一人、酒井さん） / サイタ工業（森下組） / 現場状況：R階の、造作物 / N-35-22-45.504455 E-139-38-8.452148 / N-35-22-45.504455 E-139-38-8.452148">
            <text:p>:m 東和 PHOTO / 201218f / 南部市場駅 / 金沢区富岡東PJ新築工事 / ２名（もう一人、酒井さん） / サイタ工業（森下組） / 現場状況：R階の、造作物 / N-35-22-45.504455 E-139-38-8.452148 / N-35-22-45.504455 E-139-38-8.452148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12-18_07-28-19_000.jpg</text:p>
          </table:table-cell>
          <table:table-cell table:style-name="ce19" office:value-type="string">
            <text:p>:m 東和 PHOTO / 201218f / 南部市場駅 / 金沢区富岡東PJ新築工事 / ２名（もう一人、酒井さん） / サイタ工業（森下組） / 現場状況：R階の、造作物 / N-35-22-44.735412 E-139-38-12.517089</text:p>
          </table:table-cell>
          <table:table-cell table:style-name="ce16"/>
          <table:table-cell table:style-name="ce4" table:formula="of:=[.F18]" office:value-type="string" office:string-value="N-35-22-44.735412 E-139-38-12.517089">
            <text:p>N-35-22-44.735412 E-139-38-12.517089</text:p>
          </table:table-cell>
          <table:table-cell table:style-name="ce4" office:value-type="string">
            <text:p>N-35-22-44.735412 E-139-38-12.517089</text:p>
          </table:table-cell>
          <table:table-cell table:style-name="ce34" table:formula="of:=IF([.E18]=&quot;&quot;;[.C18];CONCATENATE([.C18];&quot; / &quot;;[.E18]))" office:value-type="string" office:string-value=":m 東和 PHOTO / 201218f / 南部市場駅 / 金沢区富岡東PJ新築工事 / ２名（もう一人、酒井さん） / サイタ工業（森下組） / 現場状況：R階の、造作物 / N-35-22-44.735412 E-139-38-12.517089 / N-35-22-44.735412 E-139-38-12.517089">
            <text:p>:m 東和 PHOTO / 201218f / 南部市場駅 / 金沢区富岡東PJ新築工事 / ２名（もう一人、酒井さん） / サイタ工業（森下組） / 現場状況：R階の、造作物 / N-35-22-44.735412 E-139-38-12.517089 / N-35-22-44.735412 E-139-38-12.517089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0-12-18_20-33-45_000.jpg</text:p>
          </table:table-cell>
          <table:table-cell table:style-name="ce19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436279 E-139-34-49.544677</text:p>
          </table:table-cell>
          <table:table-cell table:style-name="ce34" table:formula="of:=IF([.E19]=&quot;&quot;;[.C19];CONCATENATE([.C19];&quot; / &quot;;[.E19]))" office:value-type="string" office:string-value=":m 食べた物">
            <text:p>:m 食べた物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0-12-18_23-25-56_000.jpg</text:p>
          </table:table-cell>
          <table:table-cell table:style-name="ce19" office:value-type="string">
            <text:p>:PHOTO 記録 / 計量：焼酎漬け用の瓶：キャップ / 銀色のフタ、中型</text:p>
          </table:table-cell>
          <table:table-cell table:style-name="ce18"/>
          <table:table-cell table:style-name="ce4"/>
          <table:table-cell table:style-name="ce4" office:value-type="string">
            <text:p>N-35-35-28.450012 E-139-34-49.489746</text:p>
          </table:table-cell>
          <table:table-cell table:style-name="ce34" table:formula="of:=IF([.E20]=&quot;&quot;;[.C20];CONCATENATE([.C20];&quot; / &quot;;[.E20]))" office:value-type="string" office:string-value=":PHOTO 記録 / 計量：焼酎漬け用の瓶：キャップ / 銀色のフタ、中型">
            <text:p>:PHOTO 記録 / 計量：焼酎漬け用の瓶：キャップ / 銀色のフタ、中型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0-12-18_23-27-20_000.jpg</text:p>
          </table:table-cell>
          <table:table-cell table:style-name="ce19" office:value-type="string">
            <text:p>:PHOTO 記録 / 計量：唐辛子：輪切り＋焼酎漬け用の瓶のキャップ</text:p>
          </table:table-cell>
          <table:table-cell table:style-name="ce16"/>
          <table:table-cell table:style-name="ce4"/>
          <table:table-cell table:style-name="ce4" office:value-type="string">
            <text:p>N-35-35-28.422546 E-139-34-49.489746</text:p>
          </table:table-cell>
          <table:table-cell table:style-name="ce34" table:formula="of:=IF([.E21]=&quot;&quot;;[.C21];CONCATENATE([.C21];&quot; / &quot;;[.E21]))" office:value-type="string" office:string-value=":PHOTO 記録 / 計量：唐辛子：輪切り＋焼酎漬け用の瓶のキャップ">
            <text:p>:PHOTO 記録 / 計量：唐辛子：輪切り＋焼酎漬け用の瓶のキャップ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0-12-18_23-41-51_000.jpg</text:p>
          </table:table-cell>
          <table:table-cell table:style-name="ce8" office:value-type="string">
            <text:p>:m Other / やること / 歯磨き終了～入浴</text:p>
          </table:table-cell>
          <table:table-cell table:style-name="ce16"/>
          <table:table-cell table:style-name="ce4"/>
          <table:table-cell table:style-name="ce4" office:value-type="string">
            <text:p>N-35-35-28.381347 E-139-34-49.544677</text:p>
          </table:table-cell>
          <table:table-cell table:style-name="ce34" table:formula="of:=IF([.E22]=&quot;&quot;;[.C22];CONCATENATE([.C22];&quot; / &quot;;[.E22]))" office:value-type="string" office:string-value=":m Other / やること / 歯磨き終了～入浴">
            <text:p>:m Other / やること / 歯磨き終了～入浴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0-12-18_23-41-51_001.jpg</text:p>
          </table:table-cell>
          <table:table-cell table:style-name="ce8" office:value-type="string">
            <text:p>:m Other / やること / 歯磨き終了～入浴 / template</text:p>
          </table:table-cell>
          <table:table-cell table:style-name="ce23"/>
          <table:table-cell table:style-name="ce4"/>
          <table:table-cell table:style-name="ce4" office:value-type="string">
            <text:p>N-35-35-28.381347 E-139-34-49.544677</text:p>
          </table:table-cell>
          <table:table-cell table:style-name="ce34" table:formula="of:=IF([.E23]=&quot;&quot;;[.C23];CONCATENATE([.C23];&quot; / &quot;;[.E23]))" office:value-type="string" office:string-value=":m Other / やること / 歯磨き終了～入浴 / template">
            <text:p>:m Other / やること / 歯磨き終了～入浴 / template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0-12-19_00-11-05_000.jpg</text:p>
          </table:table-cell>
          <table:table-cell table:style-name="ce8" office:value-type="string">
            <text:p>:PHOTO 記録 / 経過記録；作ったもの / food=焼酎漬け / material=生姜：濁り、なし：１かたまり；liquor=麦焼酎,time=1208-0018,container=silver-cap</text:p>
          </table:table-cell>
          <table:table-cell table:style-name="ce17"/>
          <table:table-cell table:style-name="ce4"/>
          <table:table-cell table:style-name="ce4" office:value-type="string">
            <text:p>N-35-35-28.450012 E-139-34-49.544677</text:p>
          </table:table-cell>
          <table:table-cell table:style-name="ce34" table:formula="of:=IF([.E24]=&quot;&quot;;[.C24];CONCATENATE([.C24];&quot; / &quot;;[.E24]))" office:value-type="string" office:string-value=":PHOTO 記録 / 経過記録；作ったもの / food=焼酎漬け / material=生姜：濁り、なし：１かたまり；liquor=麦焼酎,time=1208-0018,container=silver-cap">
            <text:p>:PHOTO 記録 / 経過記録；作ったもの / food=焼酎漬け / material=生姜：濁り、なし：１かたまり；liquor=麦焼酎,time=1208-0018,container=silver-cap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0-12-19_00-11-20_000.jpg</text:p>
          </table:table-cell>
          <table:table-cell table:style-name="ce8" office:value-type="string">
            <text:p>:PHOTO 記録 / 経過記録；作ったもの / food=焼酎漬け / material=生姜：濁り、なし：１かたまり；liquor=麦焼酎,time=1208-0018,container=silver-cap / type=近接撮影</text:p>
          </table:table-cell>
          <table:table-cell table:style-name="ce18"/>
          <table:table-cell table:style-name="ce4"/>
          <table:table-cell table:style-name="ce4" office:value-type="string">
            <text:p>N-35-35-28.436279 E-139-34-49.544677</text:p>
          </table:table-cell>
          <table:table-cell table:style-name="ce34" table:formula="of:=IF([.E25]=&quot;&quot;;[.C25];CONCATENATE([.C25];&quot; / &quot;;[.E25]))" office:value-type="string" office:string-value=":PHOTO 記録 / 経過記録；作ったもの / food=焼酎漬け / material=生姜：濁り、なし：１かたまり；liquor=麦焼酎,time=1208-0018,container=silver-cap / type=近接撮影">
            <text:p>:PHOTO 記録 / 経過記録；作ったもの / food=焼酎漬け / material=生姜：濁り、なし：１かたまり；liquor=麦焼酎,time=1208-0018,container=silver-cap / type=近接撮影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2020-12-19_00-34-15_000.jpg</text:p>
          </table:table-cell>
          <table:table-cell table:style-name="ce19" office:value-type="string">
            <text:p>:PHOTO 記録 / 経過記録；作ったもの / food=焼酎漬け / material=えごま、エゴマ；liquor=麦焼酎,time=1212-0024,container=green-cap</text:p>
          </table:table-cell>
          <table:table-cell table:style-name="ce16"/>
          <table:table-cell table:style-name="ce4"/>
          <table:table-cell table:style-name="ce4" office:value-type="string">
            <text:p>N-35-35-28.532409 E-139-34-49.160156</text:p>
          </table:table-cell>
          <table:table-cell table:style-name="ce34" table:formula="of:=IF([.E26]=&quot;&quot;;[.C26];CONCATENATE([.C26];&quot; / &quot;;[.E26]))" office:value-type="string" office:string-value=":PHOTO 記録 / 経過記録；作ったもの / food=焼酎漬け / material=えごま、エゴマ；liquor=麦焼酎,time=1212-0024,container=green-cap">
            <text:p>:PHOTO 記録 / 経過記録；作ったもの / food=焼酎漬け / material=えごま、エゴマ；liquor=麦焼酎,time=1212-0024,container=green-cap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string">
            <text:p>2020-12-19_00-39-08_000.jpg</text:p>
          </table:table-cell>
          <table:table-cell table:style-name="ce19" office:value-type="string">
            <text:p>:PHOTO 記録 / 経過記録；作ったもの / food=焼酎漬け / material=ローズマリー：１パック；liquor=麦焼酎:100ml,time=1210?-0016,container=silver-cap-large</text:p>
          </table:table-cell>
          <table:table-cell table:style-name="ce16"/>
          <table:table-cell table:style-name="ce4"/>
          <table:table-cell table:style-name="ce4" office:value-type="string">
            <text:p>N-35-35-28.573608 E-139-34-48.885498</text:p>
          </table:table-cell>
          <table:table-cell table:style-name="ce34" table:formula="of:=IF([.E27]=&quot;&quot;;[.C27];CONCATENATE([.C27];&quot; / &quot;;[.E27]))" office:value-type="string" office:string-value=":PHOTO 記録 / 経過記録；作ったもの / food=焼酎漬け / material=ローズマリー：１パック；liquor=麦焼酎:100ml,time=1210?-0016,container=silver-cap-large">
            <text:p>:PHOTO 記録 / 経過記録；作ったもの / food=焼酎漬け / material=ローズマリー：１パック；liquor=麦焼酎:100ml,time=1210?-0016,container=silver-cap-large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string">
            <text:p>2020-12-19_02-18-06_000.jpg</text:p>
          </table:table-cell>
          <table:table-cell table:style-name="ce18" office:value-type="string">
            <text:p>:m :PHOTO 寝た時刻 / 2020 / オナニー未了、1:17ぐらい</text:p>
          </table:table-cell>
          <table:table-cell table:style-name="ce18"/>
          <table:table-cell table:style-name="ce4"/>
          <table:table-cell table:style-name="ce4"/>
          <table:table-cell table:style-name="ce34" table:formula="of:=IF([.E28]=&quot;&quot;;[.C28];CONCATENATE([.C28];&quot; / &quot;;[.E28]))" office:value-type="string" office:string-value=":m :PHOTO 寝た時刻 / 2020 / オナニー未了、1:17ぐらい">
            <text:p>:m :PHOTO 寝た時刻 / 2020 / オナニー未了、1:17ぐらい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4" office:value-type="string">
            <text:p>2020-12-19_02-18-40_000.jpg</text:p>
          </table:table-cell>
          <table:table-cell table:style-name="ce18" office:value-type="string">
            <text:p>:PHOTO 記録 / 文書 / 時刻：マッサージ終了～寝る</text:p>
          </table:table-cell>
          <table:table-cell table:style-name="ce8"/>
          <table:table-cell table:style-name="ce4"/>
          <table:table-cell table:style-name="ce4"/>
          <table:table-cell table:style-name="ce34" table:formula="of:=IF([.E29]=&quot;&quot;;[.C29];CONCATENATE([.C29];&quot; / &quot;;[.E29]))" office:value-type="string" office:string-value=":PHOTO 記録 / 文書 / 時刻：マッサージ終了～寝る">
            <text:p>:PHOTO 記録 / 文書 / 時刻：マッサージ終了～寝る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2020-12-19_10-43-49_000.jpg</text:p>
          </table:table-cell>
          <table:table-cell table:style-name="ce16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8.436279 E-139-34-49.489746</text:p>
          </table:table-cell>
          <table:table-cell table:style-name="ce34" table:formula="of:=IF([.E30]=&quot;&quot;;[.C30];CONCATENATE([.C30];&quot; / &quot;;[.E30]))" office:value-type="string" office:string-value=":m :PHOTO 起きた時刻 / 2020">
            <text:p>:m :PHOTO 起きた時刻 / 202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2020-12-19_10-44-31_000.jpg</text:p>
          </table:table-cell>
          <table:table-cell table:style-name="ce19" office:value-type="string">
            <text:p>:m :? 1*1 / 知りたい / 社会主義経済への移行の過程の解明；必要な手立て；手順 ||| :do / 尺八のメロディー：museへ</text:p>
          </table:table-cell>
          <table:table-cell table:style-name="ce17"/>
          <table:table-cell table:style-name="ce4"/>
          <table:table-cell table:style-name="ce4" office:value-type="string">
            <text:p>N-35-35-28.436279 E-139-34-49.489746</text:p>
          </table:table-cell>
          <table:table-cell table:style-name="ce34" table:formula="of:=IF([.E31]=&quot;&quot;;[.C31];CONCATENATE([.C31];&quot; / &quot;;[.E31]))" office:value-type="string" office:string-value=":m :? 1*1 / 知りたい / 社会主義経済への移行の過程の解明；必要な手立て；手順 ||| :do / 尺八のメロディー：museへ">
            <text:p>:m :? 1*1 / 知りたい / 社会主義経済への移行の過程の解明；必要な手立て；手順 ||| :do / 尺八のメロディー：museへ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4" office:value-type="string">
            <text:p>2020-12-19_11-14-11_000.jpg</text:p>
          </table:table-cell>
          <table:table-cell table:style-name="ce19" office:value-type="string">
            <text:p>:m 東和 PHOTO / 201218f / 南部市場駅 / 金沢区富岡東PJ新築工事 / ２名（もう一人、酒井さん） / サイタ工業（森下組） / 日報</text:p>
          </table:table-cell>
          <table:table-cell table:style-name="ce18"/>
          <table:table-cell table:style-name="ce4"/>
          <table:table-cell table:style-name="ce4" office:value-type="string">
            <text:p>N-35-35-28.463745 E-139-34-49.544677</text:p>
          </table:table-cell>
          <table:table-cell table:style-name="ce34" table:formula="of:=IF([.E32]=&quot;&quot;;[.C32];CONCATENATE([.C32];&quot; / &quot;;[.E32]))" office:value-type="string" office:string-value=":m 東和 PHOTO / 201218f / 南部市場駅 / 金沢区富岡東PJ新築工事 / ２名（もう一人、酒井さん） / サイタ工業（森下組） / 日報">
            <text:p>:m 東和 PHOTO / 201218f / 南部市場駅 / 金沢区富岡東PJ新築工事 / ２名（もう一人、酒井さん） / サイタ工業（森下組） / 日報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string">
            <text:p>2020-12-19_12-08-42_000.jpg</text:p>
          </table:table-cell>
          <table:table-cell table:style-name="ce17" office:value-type="string">
            <text:p>:m other / 頭に湧出してくる考え / ダブルバインドについて</text:p>
          </table:table-cell>
          <table:table-cell table:style-name="ce16"/>
          <table:table-cell table:style-name="ce4"/>
          <table:table-cell table:style-name="ce4" office:value-type="string">
            <text:p>N-35-35-28.450012 E-139-34-49.544677</text:p>
          </table:table-cell>
          <table:table-cell table:style-name="ce34" table:formula="of:=IF([.E33]=&quot;&quot;;[.C33];CONCATENATE([.C33];&quot; / &quot;;[.E33]))" office:value-type="string" office:string-value=":m other / 頭に湧出してくる考え / ダブルバインドについて">
            <text:p>:m other / 頭に湧出してくる考え / ダブルバインドについて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4" office:value-type="string">
            <text:p>2020-12-19_12-29-26_000.jpg</text:p>
          </table:table-cell>
          <table:table-cell table:style-name="ce16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450012 E-139-34-49.434814</text:p>
          </table:table-cell>
          <table:table-cell table:style-name="ce34" table:formula="of:=IF([.E34]=&quot;&quot;;[.C34];CONCATENATE([.C34];&quot; / &quot;;[.E34]))" office:value-type="string" office:string-value=":m 食べた物">
            <text:p>:m 食べた物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4" office:value-type="string">
            <text:p>2020-12-19_19-54-15_000.jpg</text:p>
          </table:table-cell>
          <table:table-cell table:style-name="ce19" office:value-type="string">
            <text:p>:m 東和 PHOTO / 201218f / 南部市場駅 / 金沢区富岡東PJ新築工事 / ２名（もう一人、酒井さん） / サイタ工業（森下組） / 日誌</text:p>
          </table:table-cell>
          <table:table-cell table:style-name="ce17"/>
          <table:table-cell table:style-name="ce4"/>
          <table:table-cell table:style-name="ce4" office:value-type="string">
            <text:p>N-35-35-28.436279 E-139-34-49.489746</text:p>
          </table:table-cell>
          <table:table-cell table:style-name="ce34" table:formula="of:=IF([.E35]=&quot;&quot;;[.C35];CONCATENATE([.C35];&quot; / &quot;;[.E35]))" office:value-type="string" office:string-value=":m 東和 PHOTO / 201218f / 南部市場駅 / 金沢区富岡東PJ新築工事 / ２名（もう一人、酒井さん） / サイタ工業（森下組） / 日誌">
            <text:p>:m 東和 PHOTO / 201218f / 南部市場駅 / 金沢区富岡東PJ新築工事 / ２名（もう一人、酒井さん） / サイタ工業（森下組） / 日誌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4" office:value-type="string">
            <text:p>2020-12-19_19-54-37_000.jpg</text:p>
          </table:table-cell>
          <table:table-cell table:style-name="ce8" office:value-type="string">
            <text:p>:m RES 1*1 / free# JVEMV6 65#7.1_3 / 65. philosophy / 7. pos / 1. 誤謬 / topics=議論学,w:証明責任；答弁責任；議論の内部構造；MINCON議論；基礎付主義；認識論；非形式論理；会話議論学,other=~;think~ / N+</text:p>
          </table:table-cell>
          <table:table-cell table:style-name="ce18"/>
          <table:table-cell table:style-name="ce4"/>
          <table:table-cell table:style-name="ce4" office:value-type="string">
            <text:p>N-35-35-28.436279 E-139-34-49.324951</text:p>
          </table:table-cell>
          <table:table-cell table:style-name="ce34" table:formula="of:=IF([.E36]=&quot;&quot;;[.C36];CONCATENATE([.C36];&quot; / &quot;;[.E36]))" office:value-type="string" office:string-value=":m RES 1*1 / free# JVEMV6 65#7.1_3 / 65. philosophy / 7. pos / 1. 誤謬 / topics=議論学,w:証明責任；答弁責任；議論の内部構造；MINCON議論；基礎付主義；認識論；非形式論理；会話議論学,other=~;think~ / N+">
            <text:p>:m RES 1*1 / free# JVEMV6 65#7.1_3 / 65. philosophy / 7. pos / 1. 誤謬 / topics=議論学,w:証明責任；答弁責任；議論の内部構造；MINCON議論；基礎付主義；認識論；非形式論理；会話議論学,other=~;think~ / N+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4" office:value-type="string">
            <text:p>2020-12-19_20-41-26_000.jpg</text:p>
          </table:table-cell>
          <table:table-cell table:style-name="ce8" office:value-type="string">
            <text:p>:m 食べた物</text:p>
          </table:table-cell>
          <table:table-cell table:style-name="ce16"/>
          <table:table-cell table:style-name="ce4"/>
          <table:table-cell table:style-name="ce4" office:value-type="string">
            <text:p>N-35-35-28.436279 E-139-34-49.489746</text:p>
          </table:table-cell>
          <table:table-cell table:style-name="ce34" table:formula="of:=IF([.E37]=&quot;&quot;;[.C37];CONCATENATE([.C37];&quot; / &quot;;[.E37]))" office:value-type="string" office:string-value=":m 食べた物">
            <text:p>:m 食べた物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4" office:value-type="string">
            <text:p>2020-12-20_02-41-31_000.jpg</text:p>
          </table:table-cell>
          <table:table-cell table:style-name="ce17" office:value-type="string">
            <text:p>:m other / log / 寝る前　ウェブ閲覧　記録　（for オナニー） / 未了 </text:p>
          </table:table-cell>
          <table:table-cell table:style-name="ce17"/>
          <table:table-cell table:style-name="ce4"/>
          <table:table-cell table:style-name="ce4" office:value-type="string">
            <text:p>N-35-35-28.408813 E-139-34-49.544677</text:p>
          </table:table-cell>
          <table:table-cell table:style-name="ce34" table:formula="of:=IF([.E38]=&quot;&quot;;[.C38];CONCATENATE([.C38];&quot; / &quot;;[.E38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4" office:value-type="string">
            <text:p>2020-12-20_02-41-35_000.jpg</text:p>
          </table:table-cell>
          <table:table-cell table:style-name="ce18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8.408813 E-139-34-49.544677</text:p>
          </table:table-cell>
          <table:table-cell table:style-name="ce34" table:formula="of:=IF([.E39]=&quot;&quot;;[.C39];CONCATENATE([.C39];&quot; / &quot;;[.E39]))" office:value-type="string" office:string-value=":m :PHOTO 寝た時刻 / 2020">
            <text:p>:m :PHOTO 寝た時刻 / 202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4" office:value-type="string">
            <text:p>2020-12-20_02-42-29_000.jpg</text:p>
          </table:table-cell>
          <table:table-cell table:style-name="ce18" office:value-type="string">
            <text:p>:PHOTO 記録 / 文書 / 時刻：マッサージ終了～寝る</text:p>
          </table:table-cell>
          <table:table-cell table:style-name="ce16"/>
          <table:table-cell table:style-name="ce4"/>
          <table:table-cell table:style-name="ce4"/>
          <table:table-cell table:style-name="ce34" table:formula="of:=IF([.E40]=&quot;&quot;;[.C40];CONCATENATE([.C40];&quot; / &quot;;[.E40]))" office:value-type="string" office:string-value=":PHOTO 記録 / 文書 / 時刻：マッサージ終了～寝る">
            <text:p>:PHOTO 記録 / 文書 / 時刻：マッサージ終了～寝る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4" office:value-type="string">
            <text:p>2020-12-20_07-44-11_000.jpg</text:p>
          </table:table-cell>
          <table:table-cell table:style-name="ce16" office:value-type="string">
            <text:p>:m :PHOTO 起きた時刻 / 2020</text:p>
          </table:table-cell>
          <table:table-cell table:style-name="ce26"/>
          <table:table-cell table:style-name="ce4"/>
          <table:table-cell table:style-name="ce4" office:value-type="string">
            <text:p>N-35-35-28.436279 E-139-34-49.489746</text:p>
          </table:table-cell>
          <table:table-cell table:style-name="ce34" table:formula="of:=IF([.E41]=&quot;&quot;;[.C41];CONCATENATE([.C41];&quot; / &quot;;[.E41]))" office:value-type="string" office:string-value=":m :PHOTO 起きた時刻 / 2020">
            <text:p>:m :PHOTO 起きた時刻 / 202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4" office:value-type="string">
            <text:p>2020-12-20_09-31-33_000.jpg</text:p>
          </table:table-cell>
          <table:table-cell table:style-name="ce19" office:value-type="string">
            <text:p>:m :? 1*1 / 知りたい / 「優越感」について ||| :m other / 大人たちの、悲しみの世界：尺八で吹く音楽に関連して</text:p>
          </table:table-cell>
          <table:table-cell table:style-name="ce4"/>
          <table:table-cell table:style-name="ce4"/>
          <table:table-cell table:style-name="ce4" office:value-type="string">
            <text:p>N-35-35-28.436279 E-139-34-49.489746</text:p>
          </table:table-cell>
          <table:table-cell table:style-name="ce34" table:formula="of:=IF([.E42]=&quot;&quot;;[.C42];CONCATENATE([.C42];&quot; / &quot;;[.E42]))" office:value-type="string" office:string-value=":m :? 1*1 / 知りたい / 「優越感」について ||| :m other / 大人たちの、悲しみの世界：尺八で吹く音楽に関連して">
            <text:p>:m :? 1*1 / 知りたい / 「優越感」について ||| :m other / 大人たちの、悲しみの世界：尺八で吹く音楽に関連して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4" office:value-type="string">
            <text:p>2020-12-20_09-32-25_000.jpg</text:p>
          </table:table-cell>
          <table:table-cell table:style-name="ce17" office:value-type="string">
            <text:p>:m RES 1*1 / free# JVEMV6 37#17.37_1 / 37. miscs of miscs / 17. natural-history / id=37:ごま油 / topics=~,TH=~,w:~,Q:~ / N+ ||| :m other / topics=尺八 / 尺八を吹いていた；この世のものが、遠くに感じられてきた</text:p>
          </table:table-cell>
          <table:table-cell table:style-name="ce4"/>
          <table:table-cell table:style-name="ce4"/>
          <table:table-cell table:style-name="ce4" office:value-type="string">
            <text:p>N-35-35-28.463745 E-139-34-49.489746</text:p>
          </table:table-cell>
          <table:table-cell table:style-name="ce34" table:formula="of:=IF([.E43]=&quot;&quot;;[.C43];CONCATENATE([.C43];&quot; / &quot;;[.E43]))" office:value-type="string" office:string-value=":m RES 1*1 / free# JVEMV6 37#17.37_1 / 37. miscs of miscs / 17. natural-history / id=37:ごま油 / topics=~,TH=~,w:~,Q:~ / N+ ||| :m other / topics=尺八 / 尺八を吹いていた；この世のものが、遠くに感じられてきた">
            <text:p>:m RES 1*1 / free# JVEMV6 37#17.37_1 / 37. miscs of miscs / 17. natural-history / id=37:ごま油 / topics=~,TH=~,w:~,Q:~ / N+ ||| :m other / topics=尺八 / 尺八を吹いていた；この世のものが、遠くに感じられてきた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2-17_17-36-37_000.mp4</text:p>
          </table:table-cell>
          <table:table-cell table:style-name="ce8" office:value-type="string">
            <text:p>:VIDEO / @自宅 / メモ / clarinet / 演奏、play / c-2020-1217-1 / genr=free-play:replay-of-original,other=orig-file:1216-1746</text:p>
          </table:table-cell>
          <table:table-cell table:style-name="ce4"/>
          <table:table-cell table:style-name="ce4"/>
          <table:table-cell table:style-name="ce4"/>
          <table:table-cell table:style-name="ce34" table:formula="of:=IF([.E44]=&quot;&quot;;[.C44];CONCATENATE([.C44];&quot; / &quot;;[.E44]))" office:value-type="string" office:string-value=":VIDEO / @自宅 / メモ / clarinet / 演奏、play / c-2020-1217-1 / genr=free-play:replay-of-original,other=orig-file:1216-1746">
            <text:p>:VIDEO / @自宅 / メモ / clarinet / 演奏、play / c-2020-1217-1 / genr=free-play:replay-of-original,other=orig-file:1216-1746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2-17_17-39-23_000.mp4</text:p>
          </table:table-cell>
          <table:table-cell table:style-name="ce8" office:value-type="string">
            <text:p>:VIDEO / @自宅 / メモ / clarinet / 演奏、play / c-2020-1217-2 / genr=free-play:replay-of-original,other=orig-file:1216-1746</text:p>
          </table:table-cell>
          <table:table-cell table:style-name="ce4"/>
          <table:table-cell table:style-name="ce4"/>
          <table:table-cell table:style-name="ce4"/>
          <table:table-cell table:style-name="ce34" table:formula="of:=IF([.E45]=&quot;&quot;;[.C45];CONCATENATE([.C45];&quot; / &quot;;[.E45]))" office:value-type="string" office:string-value=":VIDEO / @自宅 / メモ / clarinet / 演奏、play / c-2020-1217-2 / genr=free-play:replay-of-original,other=orig-file:1216-1746">
            <text:p>:VIDEO / @自宅 / メモ / clarinet / 演奏、play / c-2020-1217-2 / genr=free-play:replay-of-original,other=orig-file:1216-1746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2-17_18-50-48_000.mp4</text:p>
          </table:table-cell>
          <table:table-cell table:style-name="ce8" office:value-type="string">
            <text:p>:VIDEO / @自室 / 記録 / jap.flute / 演奏、play / f-2020-1217-1 / genr=todays-rec</text:p>
          </table:table-cell>
          <table:table-cell table:style-name="ce4"/>
          <table:table-cell table:style-name="ce4"/>
          <table:table-cell table:style-name="ce4"/>
          <table:table-cell table:style-name="ce34" table:formula="of:=IF([.E46]=&quot;&quot;;[.C46];CONCATENATE([.C46];&quot; / &quot;;[.E46]))" office:value-type="string" office:string-value=":VIDEO / @自室 / 記録 / jap.flute / 演奏、play / f-2020-1217-1 / genr=todays-rec">
            <text:p>:VIDEO / @自室 / 記録 / jap.flute / 演奏、play / f-2020-1217-1 / genr=todays-rec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2-18_19-06-39_000.mp4</text:p>
          </table:table-cell>
          <table:table-cell table:style-name="ce8" office:value-type="string">
            <text:p>:VIDEO / @自室 / 記録 / jap.flute / 演奏、play / f-2020-1218-1 / genr=todays-sequence</text:p>
          </table:table-cell>
          <table:table-cell table:style-name="ce4"/>
          <table:table-cell table:style-name="ce4"/>
          <table:table-cell table:style-name="ce4"/>
          <table:table-cell table:style-name="ce34" table:formula="of:=IF([.E47]=&quot;&quot;;[.C47];CONCATENATE([.C47];&quot; / &quot;;[.E47]))" office:value-type="string" office:string-value=":VIDEO / @自室 / 記録 / jap.flute / 演奏、play / f-2020-1218-1 / genr=todays-sequence">
            <text:p>:VIDEO / @自室 / 記録 / jap.flute / 演奏、play / f-2020-1218-1 / genr=todays-sequence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2-19_18-37-30_000.mp4</text:p>
          </table:table-cell>
          <table:table-cell table:style-name="ce8" office:value-type="string">
            <text:p>:VIDEO / @自室 / 記録 / jap.flute-bamboo / 演奏、play / b-2020-1219-1 / genr=todays-sequence:h.2d-h.4d</text:p>
          </table:table-cell>
          <table:table-cell table:style-name="ce4"/>
          <table:table-cell table:style-name="ce4"/>
          <table:table-cell table:style-name="ce4"/>
          <table:table-cell table:style-name="ce34" table:formula="of:=IF([.E48]=&quot;&quot;;[.C48];CONCATENATE([.C48];&quot; / &quot;;[.E48]))" office:value-type="string" office:string-value=":VIDEO / @自室 / 記録 / jap.flute-bamboo / 演奏、play / b-2020-1219-1 / genr=todays-sequence:h.2d-h.4d">
            <text:p>:VIDEO / @自室 / 記録 / jap.flute-bamboo / 演奏、play / b-2020-1219-1 / genr=todays-sequence:h.2d-h.4d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2-19_18-48-31_000.mp4</text:p>
          </table:table-cell>
          <table:table-cell table:style-name="ce8" office:value-type="string">
            <text:p>:VIDEO / @自室 / 記録 / jap.flute-bamboo / 演奏、play / b-2020-1219-2 / genr=todays-sequence:clear-sounding</text:p>
          </table:table-cell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string" office:string-value=":VIDEO / @自室 / 記録 / jap.flute-bamboo / 演奏、play / b-2020-1219-2 / genr=todays-sequence:clear-sounding">
            <text:p>:VIDEO / @自室 / 記録 / jap.flute-bamboo / 演奏、play / b-2020-1219-2 / genr=todays-sequence:clear-sounding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2-19_19-04-18_000.mp4</text:p>
          </table:table-cell>
          <table:table-cell table:style-name="ce8" office:value-type="string">
            <text:p>:VIDEO / @自室 / 記録 / jap.flute / 演奏、play / f-2020-1219-1 / genr=todays-sequence,R=1</text:p>
          </table:table-cell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string" office:string-value=":VIDEO / @自室 / 記録 / jap.flute / 演奏、play / f-2020-1219-1 / genr=todays-sequence,R=1">
            <text:p>:VIDEO / @自室 / 記録 / jap.flute / 演奏、play / f-2020-1219-1 / genr=todays-sequence,R=1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2-19_19-22-07_000.mid</text:p>
          </table:table-cell>
          <table:table-cell table:style-name="ce8" office:value-type="string">
            <text:p>:in-mid / app=perfect-piano / 演奏、play / id-2020-1219-1 / category=melody,inst=~,for=~,genre=~</text:p>
          </table:table-cell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string" office:string-value=":in-mid / app=perfect-piano / 演奏、play / id-2020-1219-1 / category=melody,inst=~,for=~,genre=~">
            <text:p>:in-mid / app=perfect-piano / 演奏、play / id-2020-1219-1 / category=melody,inst=~,for=~,genre=~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2-20_03-03-49_000.mid</text:p>
          </table:table-cell>
          <table:table-cell table:style-name="ce8" office:value-type="string">
            <text:p>:in-mid / app=perfect-piano / 演奏、play / id-2020-1220-1 / category=melody,inst=~,for=~,genre=~</text:p>
          </table:table-cell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string" office:string-value=":in-mid / app=perfect-piano / 演奏、play / id-2020-1220-1 / category=melody,inst=~,for=~,genre=~">
            <text:p>:in-mid / app=perfect-piano / 演奏、play / id-2020-1220-1 / category=melody,inst=~,for=~,genre=~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7"/>
          <table:table-cell table:number-columns-repeated="3"/>
          <table:table-cell table:style-name="ce34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23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23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23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3">
          <table:table-cell table:style-name="ce8"/>
          <table:table-cell table:style-name="ce19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メモ / guitar,gt / 演奏、play / g-2020-122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メモ / kb,keyboard / 演奏、play / k-2020-122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メモ / clarinet / 演奏、play / c-2020-122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室 / 記録 / jap.flute / 演奏、play / f-2020-122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室 / 記録 / jap.flute-bamboo / 演奏、play / b-2020-122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室 / 記録 / recorder,rc / 演奏、play / r-2020-122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メモ / sax / 演奏、play / s-2020-122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体操 / hip-hopダンス、ヒップホップ / h-2020-122X-X / id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体操 / ダンス、dance-original / d-2020-122X-X / id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メモ / percussion / 演奏、play / c-1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OICE-MEMO / @自室 / 記録 / guitar,gt / g-2020-122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OICE-MEMO / @自室 / 記録 / kb,keyboard / 演奏、play / k-2020-122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OICE-MEMO / @自室 / 記録 / clarinet / 演奏、play / c-2020-122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OICE-MEMO / @自室 / 記録 / jap.flute / 演奏、play / f-2020-122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OICE-MEMO / @自室 / 記録 / recorder / 演奏、play / r-2020-122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メモ / harp / 演奏 / h-2020-122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in-mid / app=perfect-piano / 演奏、play / id-2020-122X-X / category=melody,inst=~,for=~,genre=~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室 / 記録 / knoten / 実演,perform / n-2020-122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室 / 記録 / massage,acupuncture / 実演,perform / n-2020-122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9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9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9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9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9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3">
          <table:table-cell table:style-name="ce8"/>
          <table:table-cell table:style-name="ce16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3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2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3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7">
          <table:table-cell/>
          <table:table-cell table:style-name="ce2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0">2020/12/20</text:date>, <text:time>14:48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2-20T14:48:43.35</dc:date>
    <dc:creator>iwabuchi ken</dc:creator>
    <meta:editing-duration>P29DT13H50M12S</meta:editing-duration>
    <meta:editing-cycles>10997</meta:editing-cycles>
    <meta:document-statistic meta:table-count="1" meta:cell-count="557" meta:object-count="0"/>
  </office:meta>
</office:document-meta>
</file>